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2" style:family="graphic" style:parent-style-name="standard">
      <style:graphic-properties draw:fill-color="#000000" draw:textarea-horizontal-align="justify" draw:textarea-vertical-align="middle" draw:auto-grow-height="false"/>
    </style:style>
    <style:style style:name="gr3" style:family="graphic" style:parent-style-name="standard">
      <style:graphic-properties draw:fill-color="#c5000b" draw:textarea-horizontal-align="justify" draw:textarea-vertical-align="middle" draw:auto-grow-height="false"/>
    </style:style>
    <style:style style:name="gr4" style:family="graphic" style:parent-style-name="standard">
      <style:graphic-properties draw:fill-color="#579d1c" draw:textarea-horizontal-align="justify" draw:textarea-vertical-align="middle" draw:auto-grow-height="false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fill-color="#729fcf" draw:textarea-horizontal-align="justify" draw:textarea-vertical-align="middle" draw:auto-grow-height="false"/>
    </style:style>
    <style:style style:name="gr7" style:family="graphic" style:parent-style-name="objectwithoutfill">
      <style:graphic-properties svg:stroke-width="0.102cm" draw:marker-start-width="0.509cm" draw:marker-end="Arrow" draw:marker-end-width="0.61cm" draw:fill="none" draw:textarea-vertical-align="middle" fo:padding-top="0.176cm" fo:padding-bottom="0.176cm" fo:padding-left="0.301cm" fo:padding-right="0.301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1.699cm" svg:height="1.532cm" svg:x="1.614cm" svg:y="5.5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3.214cm" svg:y="5.5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4.814cm" svg:y="5.5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6.414cm" svg:y="5.5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8.014cm" svg:y="5.5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9.614cm" svg:y="5.5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1.214cm" svg:y="5.5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2.814cm" svg:y="5.5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4.414cm" svg:y="5.5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1.614cm" svg:y="6.9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3.214cm" svg:y="6.9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4.814cm" svg:y="6.9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6.414cm" svg:y="6.9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8.014cm" svg:y="6.9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9.614cm" svg:y="6.9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11.214cm" svg:y="6.90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12.814cm" svg:y="6.90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699cm" svg:height="1.532cm" svg:x="14.414cm" svg:y="6.9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.614cm" svg:y="8.3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3.214cm" svg:y="8.3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4.814cm" svg:y="8.3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6.414cm" svg:y="8.3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8.014cm" svg:y="8.3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9.614cm" svg:y="8.3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1.214cm" svg:y="8.30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12.814cm" svg:y="8.30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699cm" svg:height="1.532cm" svg:x="14.414cm" svg:y="8.3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.614cm" svg:y="9.7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3.214cm" svg:y="9.7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4.814cm" svg:y="9.7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6.414cm" svg:y="9.7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8.014cm" svg:y="9.7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9.614cm" svg:y="9.70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11.214cm" svg:y="9.70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12.814cm" svg:y="9.70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699cm" svg:height="1.532cm" svg:x="14.414cm" svg:y="9.7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1.614cm" svg:y="11.1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3.214cm" svg:y="11.1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4.814cm" svg:y="11.1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6.414cm" svg:y="11.1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8.014cm" svg:y="11.1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9.614cm" svg:y="11.1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1.214cm" svg:y="11.1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2.814cm" svg:y="11.1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4.414cm" svg:y="11.1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1.614cm" svg:y="12.5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3.214cm" svg:y="12.5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4.814cm" svg:y="12.50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6.414cm" svg:y="12.50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8.014cm" svg:y="12.50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9.614cm" svg:y="12.50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11.214cm" svg:y="12.5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2.814cm" svg:y="12.50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699cm" svg:height="1.532cm" svg:x="14.414cm" svg:y="12.5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.614cm" svg:y="13.9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3.214cm" svg:y="13.9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4.814cm" svg:y="13.9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6.414cm" svg:y="13.9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8.014cm" svg:y="13.90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699cm" svg:height="1.532cm" svg:x="9.614cm" svg:y="13.9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1.214cm" svg:y="13.90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699cm" svg:height="1.532cm" svg:x="12.814cm" svg:y="13.90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699cm" svg:height="1.532cm" svg:x="14.414cm" svg:y="13.9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1.614cm" svg:y="15.4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3.214cm" svg:y="15.4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4.814cm" svg:y="15.4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6.414cm" svg:y="15.4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8.014cm" svg:y="15.40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699cm" svg:height="1.532cm" svg:x="9.614cm" svg:y="15.40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699cm" svg:height="1.532cm" svg:x="11.214cm" svg:y="15.40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699cm" svg:height="1.532cm" svg:x="12.814cm" svg:y="15.40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699cm" svg:height="1.532cm" svg:x="14.414cm" svg:y="15.408cm">
          <text:p/>
          <draw:enhanced-geometry svg:viewBox="0 0 21600 21600" draw:type="rectangle" draw:enhanced-path="M 0 0 L 21600 0 21600 21600 0 21600 0 0 Z N"/>
        </draw:custom-shape>
        <draw:line draw:style-name="gr7" draw:text-style-name="P1" draw:layer="layout" svg:x1="4.848cm" svg:y1="1.916cm" svg:x2="4.821cm" svg:y2="4.322cm">
          <text:p/>
        </draw:line>
        <draw:line draw:style-name="gr7" draw:text-style-name="P1" draw:layer="layout" svg:x1="5.928cm" svg:y1="3.094cm" svg:x2="8.334cm" svg:y2="3.093cm">
          <text:p/>
        </draw:line>
        <draw:line draw:style-name="gr7" draw:text-style-name="P1" draw:layer="layout" svg:x1="9.646cm" svg:y1="4.297cm" svg:x2="9.619cm" svg:y2="1.891cm">
          <text:p/>
        </draw:line>
        <draw:line draw:style-name="gr7" draw:text-style-name="P1" draw:layer="layout" svg:x1="13.309cm" svg:y1="3.093cm" svg:x2="10.903cm" svg:y2="3.09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7.78cm" fo:page-height="19.30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28T16:21:41.706492231</meta:creation-date>
    <dc:date>2016-05-28T16:58:54.674822750</dc:date>
    <dc:creator>elucterio </dc:creator>
    <meta:editing-duration>PT27M54S</meta:editing-duration>
    <meta:editing-cycles>26</meta:editing-cycles>
    <meta:generator>LibreOffice/4.2.8.2$Linux_X86_64 LibreOffice_project/420m0$Build-2</meta:generator>
    <meta:document-statistic meta:object-count="76"/>
  </office:meta>
</office:document-meta>
</file>